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FreeSans2" svg:font-family="FreeSans" style:font-family-generic="swiss"/>
    <style:font-face style:name="Andale Mono" svg:font-family="'Andale Mono'" style:font-pitch="fixed"/>
    <style:font-face style:name="LM Mono 10" svg:font-family="'LM Mono 10'" style:font-pitch="fixed"/>
    <style:font-face style:name="LM Mono 8" svg:font-family="'LM Mono 8'" style:font-pitch="fixed"/>
    <style:font-face style:name="LM Mono Light 10" svg:font-family="'LM Mono Light 10'" style:font-pitch="fixed"/>
    <style:font-face style:name="LM Mono Light Cond 10" svg:font-family="'LM Mono Light Cond 10'" style:font-pitch="fixed"/>
    <style:font-face style:name="TeXGyreCursor" svg:font-family="TeXGyreCursor" style:font-pitch="fixed"/>
    <style:font-face style:name="Ubuntu Mono" svg:font-family="'Ubuntu Mono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Garuda" svg:font-family="Garuda" style:font-pitch="variable"/>
    <style:font-face style:name="LM Mono Prop 10" svg:font-family="'LM Mono Prop 10'" style:font-pitch="variable"/>
    <style:font-face style:name="LM Mono Prop Light 10" svg:font-family="'LM Mono Prop Light 10'" style:font-pitch="variable"/>
    <style:font-face style:name="LM Roman 12" svg:font-family="'LM Roman 12'" style:font-pitch="variable"/>
    <style:font-face style:name="LM Roman 8" svg:font-family="'LM Roman 8'" style:font-pitch="variable"/>
    <style:font-face style:name="LM Roman Dunhill 10" svg:font-family="'LM Roman Dunhill 10'" style:font-pitch="variable"/>
    <style:font-face style:name="Latin Modern Math" svg:font-family="'Latin Modern Math'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 Semibold" svg:font-family="'Lato Semibold'" style:font-pitch="variable"/>
    <style:font-face style:name="Lato Thin" svg:font-family="'Lato Thin'" style:font-pitch="variable"/>
    <style:font-face style:name="STIX" svg:font-family="STIX" style:font-pitch="variable"/>
    <style:font-face style:name="STIX Math" svg:font-family="'STIX Math'" style:font-pitch="variable"/>
    <style:font-face style:name="STIXGeneral" svg:font-family="STIXGeneral" style:font-pitch="variable"/>
    <style:font-face style:name="Symbola" svg:font-family="Symbola" style:font-pitch="variable"/>
    <style:font-face style:name="TeX Gyre Bonum" svg:font-family="'TeX Gyre Bonum'" style:font-pitch="variable"/>
    <style:font-face style:name="TeX Gyre Bonum Math" svg:font-family="'TeX Gyre Bonum Math'" style:font-pitch="variable"/>
    <style:font-face style:name="TeX Gyre Schola Math" svg:font-family="'TeX Gyre Schola Math'" style:font-pitch="variable"/>
    <style:font-face style:name="TeX Gyre Termes Math" svg:font-family="'TeX Gyre Termes Math'" style:font-pitch="variable"/>
    <style:font-face style:name="TeXGyreAdventor" svg:font-family="TeXGyreAdventor" style:font-pitch="variable"/>
    <style:font-face style:name="TeXGyreChorus" svg:font-family="TeXGyreChorus" style:font-pitch="variable"/>
    <style:font-face style:name="TeXGyreHeros" svg:font-family="TeXGyreHeros" style:font-pitch="variable"/>
    <style:font-face style:name="Tlwg Typist" svg:font-family="'Tlwg Typist'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nPilgi" svg:font-family="UnPilgi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M Sans Quot 8" svg:font-family="'LM Sans Quot 8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imbus Sans L" svg:font-family="'Nimbus Sans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a467" officeooo:paragraph-rsid="001c01cb" style:font-size-asian="18pt" style:font-size-complex="18pt"/>
    </style:style>
    <style:style style:name="P2" style:family="paragraph" style:parent-style-name="Standard">
      <style:text-properties style:font-name="Abyssinica SIL" fo:font-size="40pt" officeooo:rsid="001ba467" officeooo:paragraph-rsid="001ddf0f" style:font-size-asian="40pt" style:font-size-complex="40pt"/>
    </style:style>
    <style:style style:name="P3" style:family="paragraph" style:parent-style-name="Standard">
      <style:text-properties style:font-name="Abyssinica SI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4" style:family="paragraph" style:parent-style-name="Standard">
      <style:text-properties fo:font-size="13pt" officeooo:rsid="001ba467" officeooo:paragraph-rsid="001c01cb" style:font-size-asian="13pt" style:font-size-complex="13pt"/>
    </style:style>
    <style:style style:name="P5" style:family="paragraph" style:parent-style-name="Standard">
      <style:text-properties style:font-name="Andale Mono" fo:font-size="13pt" officeooo:rsid="001ba467" officeooo:paragraph-rsid="001c01cb" style:font-size-asian="13pt" style:font-size-complex="13pt"/>
    </style:style>
    <style:style style:name="P6" style:family="paragraph" style:parent-style-name="Standard">
      <style:text-properties style:font-name="Andale Mono" fo:font-size="40pt" officeooo:rsid="001ba467" officeooo:paragraph-rsid="001ddf0f" style:font-size-asian="40pt" style:font-size-complex="40pt"/>
    </style:style>
    <style:style style:name="P7" style:family="paragraph" style:parent-style-name="Standard">
      <style:text-properties style:font-name="Andale Mon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8" style:family="paragraph" style:parent-style-name="Standard">
      <style:text-properties style:font-name="Arial" fo:font-size="13pt" officeooo:rsid="001ba467" officeooo:paragraph-rsid="001c01cb" style:font-size-asian="13pt" style:font-size-complex="13pt"/>
    </style:style>
    <style:style style:name="P9" style:family="paragraph" style:parent-style-name="Standard">
      <style:text-properties style:font-name="Arial" fo:font-size="40pt" officeooo:rsid="001ba467" officeooo:paragraph-rsid="001ddf0f" style:font-size-asian="40pt" style:font-size-complex="40pt"/>
    </style:style>
    <style:style style:name="P10" style:family="paragraph" style:parent-style-name="Standard">
      <style:text-properties style:font-name="Aria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" style:family="paragraph" style:parent-style-name="Standard">
      <style:text-properties style:font-name="Arial Black" fo:font-size="13pt" officeooo:rsid="001ba467" officeooo:paragraph-rsid="001c01cb" style:font-size-asian="13pt" style:font-size-complex="13pt"/>
    </style:style>
    <style:style style:name="P12" style:family="paragraph" style:parent-style-name="Standard">
      <style:text-properties style:font-name="Arial Black" fo:font-size="40pt" officeooo:rsid="001ba467" officeooo:paragraph-rsid="001ddf0f" style:font-size-asian="40pt" style:font-size-complex="40pt"/>
    </style:style>
    <style:style style:name="P13" style:family="paragraph" style:parent-style-name="Standard">
      <style:text-properties style:font-name="Arial Black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4" style:family="paragraph" style:parent-style-name="Standard">
      <style:text-properties style:font-name="Bitstream Charter" fo:font-size="13pt" officeooo:rsid="001ba467" officeooo:paragraph-rsid="001c01cb" style:font-size-asian="13pt" style:font-size-complex="13pt"/>
    </style:style>
    <style:style style:name="P15" style:family="paragraph" style:parent-style-name="Standard">
      <style:text-properties style:font-name="Bitstream Charter" fo:font-size="40pt" officeooo:rsid="001ba467" officeooo:paragraph-rsid="001ddf0f" style:font-size-asian="40pt" style:font-size-complex="40pt"/>
    </style:style>
    <style:style style:name="P16" style:family="paragraph" style:parent-style-name="Standard">
      <style:text-properties style:font-name="Bitstream Charter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7" style:family="paragraph" style:parent-style-name="Standard">
      <style:text-properties style:font-name="Century Schoolbook L" fo:font-size="13pt" officeooo:rsid="001ba467" officeooo:paragraph-rsid="001c01cb" style:font-size-asian="13pt" style:font-size-complex="13pt"/>
    </style:style>
    <style:style style:name="P18" style:family="paragraph" style:parent-style-name="Standard">
      <style:text-properties style:font-name="Century Schoolbook L" fo:font-size="40pt" officeooo:rsid="001ba467" officeooo:paragraph-rsid="001ddf0f" style:font-size-asian="40pt" style:font-size-complex="40pt"/>
    </style:style>
    <style:style style:name="P19" style:family="paragraph" style:parent-style-name="Standard">
      <style:text-properties style:font-name="Century Schoolbook 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20" style:family="paragraph" style:parent-style-name="Standard">
      <style:text-properties style:font-name="Comic Sans MS" fo:font-size="13pt" officeooo:rsid="001ba467" officeooo:paragraph-rsid="001c01cb" style:font-size-asian="13pt" style:font-size-complex="13pt"/>
    </style:style>
    <style:style style:name="P21" style:family="paragraph" style:parent-style-name="Standard">
      <style:text-properties style:font-name="Comic Sans MS" fo:font-size="40pt" officeooo:rsid="001ba467" officeooo:paragraph-rsid="001ddf0f" style:font-size-asian="40pt" style:font-size-complex="40pt"/>
    </style:style>
    <style:style style:name="P22" style:family="paragraph" style:parent-style-name="Standard">
      <style:text-properties style:font-name="Comic Sans MS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23" style:family="paragraph" style:parent-style-name="Standard">
      <style:text-properties style:font-name="Courier" fo:font-size="13pt" officeooo:rsid="001ba467" officeooo:paragraph-rsid="001c01cb" style:font-size-asian="13pt" style:font-size-complex="13pt"/>
    </style:style>
    <style:style style:name="P24" style:family="paragraph" style:parent-style-name="Standard">
      <style:text-properties style:font-name="Courier" fo:font-size="40pt" officeooo:rsid="001ba467" officeooo:paragraph-rsid="001ddf0f" style:font-size-asian="40pt" style:font-size-complex="40pt"/>
    </style:style>
    <style:style style:name="P25" style:family="paragraph" style:parent-style-name="Standard">
      <style:text-properties style:font-name="Courier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26" style:family="paragraph" style:parent-style-name="Standard">
      <style:text-properties style:font-name="DejaVu Sans" fo:font-size="13pt" officeooo:rsid="001ba467" officeooo:paragraph-rsid="001c01cb" style:font-size-asian="13pt" style:font-size-complex="13pt"/>
    </style:style>
    <style:style style:name="P27" style:family="paragraph" style:parent-style-name="Standard">
      <style:text-properties style:font-name="DejaVu Sans" fo:font-size="40pt" officeooo:rsid="001ba467" officeooo:paragraph-rsid="001ddf0f" style:font-size-asian="40pt" style:font-size-complex="40pt"/>
    </style:style>
    <style:style style:name="P28" style:family="paragraph" style:parent-style-name="Standard">
      <style:text-properties style:font-name="DejaVu Sans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29" style:family="paragraph" style:parent-style-name="Standard">
      <style:text-properties style:font-name="DejaVu Sans Condensed" fo:font-size="13pt" officeooo:rsid="001ba467" officeooo:paragraph-rsid="001c01cb" style:font-size-asian="13pt" style:font-size-complex="13pt"/>
    </style:style>
    <style:style style:name="P30" style:family="paragraph" style:parent-style-name="Standard">
      <style:text-properties style:font-name="DejaVu Sans Condensed" fo:font-size="40pt" officeooo:rsid="001ba467" officeooo:paragraph-rsid="001ddf0f" style:font-size-asian="40pt" style:font-size-complex="40pt"/>
    </style:style>
    <style:style style:name="P31" style:family="paragraph" style:parent-style-name="Standard">
      <style:text-properties style:font-name="DejaVu Sans Condensed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32" style:family="paragraph" style:parent-style-name="Standard">
      <style:text-properties style:font-name="DejaVu Sans Light" fo:font-size="13pt" officeooo:rsid="001ba467" officeooo:paragraph-rsid="001c01cb" style:font-size-asian="13pt" style:font-size-complex="13pt"/>
    </style:style>
    <style:style style:name="P33" style:family="paragraph" style:parent-style-name="Standard">
      <style:text-properties style:font-name="DejaVu Sans Light" fo:font-size="40pt" officeooo:rsid="001ba467" officeooo:paragraph-rsid="001ddf0f" style:font-size-asian="40pt" style:font-size-complex="40pt"/>
    </style:style>
    <style:style style:name="P34" style:family="paragraph" style:parent-style-name="Standard">
      <style:text-properties style:font-name="DejaVu Sans Light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35" style:family="paragraph" style:parent-style-name="Standard">
      <style:text-properties style:font-name="DejaVu Sans Mono" fo:font-size="13pt" officeooo:rsid="001ba467" officeooo:paragraph-rsid="001c01cb" style:font-size-asian="13pt" style:font-size-complex="13pt"/>
    </style:style>
    <style:style style:name="P36" style:family="paragraph" style:parent-style-name="Standard">
      <style:text-properties style:font-name="DejaVu Sans Mono" fo:font-size="40pt" officeooo:rsid="001ba467" officeooo:paragraph-rsid="001ddf0f" style:font-size-asian="40pt" style:font-size-complex="40pt"/>
    </style:style>
    <style:style style:name="P37" style:family="paragraph" style:parent-style-name="Standard">
      <style:text-properties style:font-name="DejaVu Sans Mon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38" style:family="paragraph" style:parent-style-name="Standard">
      <style:text-properties style:font-name="DejaVu Serif" fo:font-size="13pt" officeooo:rsid="001ba467" officeooo:paragraph-rsid="001c01cb" style:font-size-asian="13pt" style:font-size-complex="13pt"/>
    </style:style>
    <style:style style:name="P39" style:family="paragraph" style:parent-style-name="Standard">
      <style:text-properties style:font-name="DejaVu Serif" fo:font-size="40pt" officeooo:rsid="001ba467" officeooo:paragraph-rsid="001ddf0f" style:font-size-asian="40pt" style:font-size-complex="40pt"/>
    </style:style>
    <style:style style:name="P40" style:family="paragraph" style:parent-style-name="Standard">
      <style:text-properties style:font-name="DejaVu Serif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41" style:family="paragraph" style:parent-style-name="Standard">
      <style:text-properties style:font-name="DejaVu Serif Condensed" fo:font-size="13pt" officeooo:rsid="001ba467" officeooo:paragraph-rsid="001c01cb" style:font-size-asian="13pt" style:font-size-complex="13pt"/>
    </style:style>
    <style:style style:name="P42" style:family="paragraph" style:parent-style-name="Standard">
      <style:text-properties style:font-name="DejaVu Serif Condensed" fo:font-size="40pt" officeooo:rsid="001ba467" officeooo:paragraph-rsid="001ddf0f" style:font-size-asian="40pt" style:font-size-complex="40pt"/>
    </style:style>
    <style:style style:name="P43" style:family="paragraph" style:parent-style-name="Standard">
      <style:text-properties style:font-name="DejaVu Serif Condensed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44" style:family="paragraph" style:parent-style-name="Standard">
      <style:text-properties style:font-name="FreeMono" fo:font-size="13pt" officeooo:rsid="001ba467" officeooo:paragraph-rsid="001c01cb" style:font-size-asian="13pt" style:font-size-complex="13pt"/>
    </style:style>
    <style:style style:name="P45" style:family="paragraph" style:parent-style-name="Standard">
      <style:text-properties style:font-name="FreeMono" fo:font-size="40pt" officeooo:rsid="001ba467" officeooo:paragraph-rsid="001ddf0f" style:font-size-asian="40pt" style:font-size-complex="40pt"/>
    </style:style>
    <style:style style:name="P46" style:family="paragraph" style:parent-style-name="Standard">
      <style:text-properties style:font-name="FreeMon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47" style:family="paragraph" style:parent-style-name="Standard">
      <style:text-properties style:font-name="FreeSans" fo:font-size="13pt" officeooo:rsid="001ba467" officeooo:paragraph-rsid="001c01cb" style:font-size-asian="13pt" style:font-size-complex="13pt"/>
    </style:style>
    <style:style style:name="P48" style:family="paragraph" style:parent-style-name="Standard">
      <style:text-properties style:font-name="FreeSans" fo:font-size="40pt" officeooo:rsid="001ba467" officeooo:paragraph-rsid="001ddf0f" style:font-size-asian="40pt" style:font-size-complex="40pt"/>
    </style:style>
    <style:style style:name="P49" style:family="paragraph" style:parent-style-name="Standard">
      <style:text-properties style:font-name="FreeSans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50" style:family="paragraph" style:parent-style-name="Standard">
      <style:text-properties style:font-name="FreeSerif" fo:font-size="13pt" officeooo:rsid="001ba467" officeooo:paragraph-rsid="001c01cb" style:font-size-asian="13pt" style:font-size-complex="13pt"/>
    </style:style>
    <style:style style:name="P51" style:family="paragraph" style:parent-style-name="Standard">
      <style:text-properties style:font-name="FreeSerif" fo:font-size="40pt" officeooo:rsid="001ba467" officeooo:paragraph-rsid="001ddf0f" style:font-size-asian="40pt" style:font-size-complex="40pt"/>
    </style:style>
    <style:style style:name="P52" style:family="paragraph" style:parent-style-name="Standard">
      <style:text-properties style:font-name="FreeSerif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53" style:family="paragraph" style:parent-style-name="Standard">
      <style:text-properties style:font-name="Garuda" fo:font-size="13pt" officeooo:rsid="001ba467" officeooo:paragraph-rsid="001c01cb" style:font-size-asian="13pt" style:font-size-complex="13pt"/>
    </style:style>
    <style:style style:name="P54" style:family="paragraph" style:parent-style-name="Standard">
      <style:text-properties style:font-name="Garuda" fo:font-size="40pt" officeooo:rsid="001ba467" officeooo:paragraph-rsid="001ddf0f" style:font-size-asian="40pt" style:font-size-complex="40pt"/>
    </style:style>
    <style:style style:name="P55" style:family="paragraph" style:parent-style-name="Standard">
      <style:text-properties style:font-name="Garuda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56" style:family="paragraph" style:parent-style-name="Standard">
      <style:text-properties style:font-name="Georgia" fo:font-size="13pt" officeooo:rsid="001ba467" officeooo:paragraph-rsid="001c01cb" style:font-size-asian="13pt" style:font-size-complex="13pt"/>
    </style:style>
    <style:style style:name="P57" style:family="paragraph" style:parent-style-name="Standard">
      <style:text-properties style:font-name="Georgia" fo:font-size="40pt" officeooo:rsid="001ba467" officeooo:paragraph-rsid="001ddf0f" style:font-size-asian="40pt" style:font-size-complex="40pt"/>
    </style:style>
    <style:style style:name="P58" style:family="paragraph" style:parent-style-name="Standard">
      <style:text-properties style:font-name="Georgia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59" style:family="paragraph" style:parent-style-name="Standard">
      <style:text-properties style:font-name="Impact" fo:font-size="13pt" officeooo:rsid="001ba467" officeooo:paragraph-rsid="001c01cb" style:font-size-asian="13pt" style:font-size-complex="13pt"/>
    </style:style>
    <style:style style:name="P60" style:family="paragraph" style:parent-style-name="Standard">
      <style:text-properties style:font-name="Impact" fo:font-size="40pt" officeooo:rsid="001ba467" officeooo:paragraph-rsid="001ddf0f" style:font-size-asian="40pt" style:font-size-complex="40pt"/>
    </style:style>
    <style:style style:name="P61" style:family="paragraph" style:parent-style-name="Standard">
      <style:text-properties style:font-name="Impact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62" style:family="paragraph" style:parent-style-name="Standard">
      <style:text-properties style:font-name="Latin Modern Math" fo:font-size="13pt" officeooo:rsid="001ba467" officeooo:paragraph-rsid="001c01cb" style:font-size-asian="13pt" style:font-size-complex="13pt"/>
    </style:style>
    <style:style style:name="P63" style:family="paragraph" style:parent-style-name="Standard">
      <style:text-properties style:font-name="Latin Modern Math" fo:font-size="40pt" officeooo:rsid="001ba467" officeooo:paragraph-rsid="001ddf0f" style:font-size-asian="40pt" style:font-size-complex="40pt"/>
    </style:style>
    <style:style style:name="P64" style:family="paragraph" style:parent-style-name="Standard">
      <style:text-properties style:font-name="Latin Modern Math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65" style:family="paragraph" style:parent-style-name="Standard">
      <style:text-properties style:font-name="Lato" fo:font-size="13pt" officeooo:rsid="001ba467" officeooo:paragraph-rsid="001c01cb" style:font-size-asian="13pt" style:font-size-complex="13pt"/>
    </style:style>
    <style:style style:name="P66" style:family="paragraph" style:parent-style-name="Standard">
      <style:text-properties style:font-name="Lato" fo:font-size="40pt" officeooo:rsid="001ba467" officeooo:paragraph-rsid="001ddf0f" style:font-size-asian="40pt" style:font-size-complex="40pt"/>
    </style:style>
    <style:style style:name="P67" style:family="paragraph" style:parent-style-name="Standard">
      <style:text-properties style:font-name="Lat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68" style:family="paragraph" style:parent-style-name="Standard">
      <style:text-properties style:font-name="Lato Black" fo:font-size="13pt" officeooo:rsid="001ba467" officeooo:paragraph-rsid="001c01cb" style:font-size-asian="13pt" style:font-size-complex="13pt"/>
    </style:style>
    <style:style style:name="P69" style:family="paragraph" style:parent-style-name="Standard">
      <style:text-properties style:font-name="Lato Black" fo:font-size="40pt" officeooo:rsid="001ba467" officeooo:paragraph-rsid="001ddf0f" style:font-size-asian="40pt" style:font-size-complex="40pt"/>
    </style:style>
    <style:style style:name="P70" style:family="paragraph" style:parent-style-name="Standard">
      <style:text-properties style:font-name="Lato Black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71" style:family="paragraph" style:parent-style-name="Standard">
      <style:text-properties style:font-name="Lato Hairline" fo:font-size="13pt" officeooo:rsid="001ba467" officeooo:paragraph-rsid="001c01cb" style:font-size-asian="13pt" style:font-size-complex="13pt"/>
    </style:style>
    <style:style style:name="P72" style:family="paragraph" style:parent-style-name="Standard">
      <style:text-properties style:font-name="Lato Hairline" fo:font-size="40pt" officeooo:rsid="001ba467" officeooo:paragraph-rsid="001ddf0f" style:font-size-asian="40pt" style:font-size-complex="40pt"/>
    </style:style>
    <style:style style:name="P73" style:family="paragraph" style:parent-style-name="Standard">
      <style:text-properties style:font-name="Lato Hairline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74" style:family="paragraph" style:parent-style-name="Standard">
      <style:text-properties style:font-name="Lato Heavy" fo:font-size="13pt" officeooo:rsid="001ba467" officeooo:paragraph-rsid="001c01cb" style:font-size-asian="13pt" style:font-size-complex="13pt"/>
    </style:style>
    <style:style style:name="P75" style:family="paragraph" style:parent-style-name="Standard">
      <style:text-properties style:font-name="Lato Heavy" fo:font-size="40pt" officeooo:rsid="001ba467" officeooo:paragraph-rsid="001ddf0f" style:font-size-asian="40pt" style:font-size-complex="40pt"/>
    </style:style>
    <style:style style:name="P76" style:family="paragraph" style:parent-style-name="Standard">
      <style:text-properties style:font-name="Lato Heavy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77" style:family="paragraph" style:parent-style-name="Standard">
      <style:text-properties style:font-name="Lato Light" fo:font-size="13pt" officeooo:rsid="001ba467" officeooo:paragraph-rsid="001c01cb" style:font-size-asian="13pt" style:font-size-complex="13pt"/>
    </style:style>
    <style:style style:name="P78" style:family="paragraph" style:parent-style-name="Standard">
      <style:text-properties style:font-name="Lato Light" fo:font-size="40pt" officeooo:rsid="001ba467" officeooo:paragraph-rsid="001ddf0f" style:font-size-asian="40pt" style:font-size-complex="40pt"/>
    </style:style>
    <style:style style:name="P79" style:family="paragraph" style:parent-style-name="Standard">
      <style:text-properties style:font-name="Lato Light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80" style:family="paragraph" style:parent-style-name="Standard">
      <style:text-properties style:font-name="Lato Medium" fo:font-size="13pt" officeooo:rsid="001ba467" officeooo:paragraph-rsid="001c01cb" style:font-size-asian="13pt" style:font-size-complex="13pt"/>
    </style:style>
    <style:style style:name="P81" style:family="paragraph" style:parent-style-name="Standard">
      <style:text-properties style:font-name="Lato Medium" fo:font-size="40pt" officeooo:rsid="001ba467" officeooo:paragraph-rsid="001ddf0f" style:font-size-asian="40pt" style:font-size-complex="40pt"/>
    </style:style>
    <style:style style:name="P82" style:family="paragraph" style:parent-style-name="Standard">
      <style:text-properties style:font-name="Lato Medium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83" style:family="paragraph" style:parent-style-name="Standard">
      <style:text-properties style:font-name="Lato Semibold" fo:font-size="13pt" officeooo:rsid="001ba467" officeooo:paragraph-rsid="001c01cb" style:font-size-asian="13pt" style:font-size-complex="13pt"/>
    </style:style>
    <style:style style:name="P84" style:family="paragraph" style:parent-style-name="Standard">
      <style:text-properties style:font-name="Lato Semibold" fo:font-size="40pt" officeooo:rsid="001ba467" officeooo:paragraph-rsid="001ddf0f" style:font-size-asian="40pt" style:font-size-complex="40pt"/>
    </style:style>
    <style:style style:name="P85" style:family="paragraph" style:parent-style-name="Standard">
      <style:text-properties style:font-name="Lato Semibold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86" style:family="paragraph" style:parent-style-name="Standard">
      <style:text-properties style:font-name="Lato Thin" fo:font-size="13pt" officeooo:rsid="001ba467" officeooo:paragraph-rsid="001c01cb" style:font-size-asian="13pt" style:font-size-complex="13pt"/>
    </style:style>
    <style:style style:name="P87" style:family="paragraph" style:parent-style-name="Standard">
      <style:text-properties style:font-name="Lato Thin" fo:font-size="40pt" officeooo:rsid="001ba467" officeooo:paragraph-rsid="001ddf0f" style:font-size-asian="40pt" style:font-size-complex="40pt"/>
    </style:style>
    <style:style style:name="P88" style:family="paragraph" style:parent-style-name="Standard">
      <style:text-properties style:font-name="Lato Thin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89" style:family="paragraph" style:parent-style-name="Standard">
      <style:text-properties style:font-name="Liberation Mono" fo:font-size="13pt" officeooo:rsid="001ba467" officeooo:paragraph-rsid="001c01cb" style:font-size-asian="13pt" style:font-size-complex="13pt"/>
    </style:style>
    <style:style style:name="P90" style:family="paragraph" style:parent-style-name="Standard">
      <style:text-properties style:font-name="Liberation Mono" fo:font-size="40pt" officeooo:rsid="001ba467" officeooo:paragraph-rsid="001ddf0f" style:font-size-asian="40pt" style:font-size-complex="40pt"/>
    </style:style>
    <style:style style:name="P91" style:family="paragraph" style:parent-style-name="Standard">
      <style:text-properties style:font-name="Liberation Mon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92" style:family="paragraph" style:parent-style-name="Standard">
      <style:text-properties style:font-name="Liberation Sans Narrow" fo:font-size="13pt" officeooo:rsid="001ba467" officeooo:paragraph-rsid="001c01cb" style:font-size-asian="13pt" style:font-size-complex="13pt"/>
    </style:style>
    <style:style style:name="P93" style:family="paragraph" style:parent-style-name="Standard">
      <style:text-properties style:font-name="Liberation Sans Narrow" fo:font-size="40pt" officeooo:rsid="001ba467" officeooo:paragraph-rsid="001ddf0f" style:font-size-asian="40pt" style:font-size-complex="40pt"/>
    </style:style>
    <style:style style:name="P94" style:family="paragraph" style:parent-style-name="Standard">
      <style:text-properties style:font-name="Liberation Sans Narrow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95" style:family="paragraph" style:parent-style-name="Standard">
      <style:text-properties style:font-name="LM Mono 10" fo:font-size="13pt" officeooo:rsid="001ba467" officeooo:paragraph-rsid="001c01cb" style:font-size-asian="13pt" style:font-size-complex="13pt"/>
    </style:style>
    <style:style style:name="P96" style:family="paragraph" style:parent-style-name="Standard">
      <style:text-properties style:font-name="LM Mono 10" fo:font-size="40pt" officeooo:rsid="001ba467" officeooo:paragraph-rsid="001ddf0f" style:font-size-asian="40pt" style:font-size-complex="40pt"/>
    </style:style>
    <style:style style:name="P97" style:family="paragraph" style:parent-style-name="Standard">
      <style:text-properties style:font-name="LM Mono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98" style:family="paragraph" style:parent-style-name="Standard">
      <style:text-properties style:font-name="LM Mono Light 10" fo:font-size="13pt" officeooo:rsid="001ba467" officeooo:paragraph-rsid="001c01cb" style:font-size-asian="13pt" style:font-size-complex="13pt"/>
    </style:style>
    <style:style style:name="P99" style:family="paragraph" style:parent-style-name="Standard">
      <style:text-properties style:font-name="LM Mono Light 10" fo:font-size="40pt" officeooo:rsid="001ba467" officeooo:paragraph-rsid="001ddf0f" style:font-size-asian="40pt" style:font-size-complex="40pt"/>
    </style:style>
    <style:style style:name="P100" style:family="paragraph" style:parent-style-name="Standard">
      <style:text-properties style:font-name="LM Mono Light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01" style:family="paragraph" style:parent-style-name="Standard">
      <style:text-properties style:font-name="LM Mono Light Cond 10" fo:font-size="13pt" officeooo:rsid="001ba467" officeooo:paragraph-rsid="001c01cb" style:font-size-asian="13pt" style:font-size-complex="13pt"/>
    </style:style>
    <style:style style:name="P102" style:family="paragraph" style:parent-style-name="Standard">
      <style:text-properties style:font-name="LM Mono Light Cond 10" fo:font-size="40pt" officeooo:rsid="001ba467" officeooo:paragraph-rsid="001ddf0f" style:font-size-asian="40pt" style:font-size-complex="40pt"/>
    </style:style>
    <style:style style:name="P103" style:family="paragraph" style:parent-style-name="Standard">
      <style:text-properties style:font-name="LM Mono Light Cond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04" style:family="paragraph" style:parent-style-name="Standard">
      <style:text-properties style:font-name="LM Mono Prop 10" fo:font-size="13pt" officeooo:rsid="001ba467" officeooo:paragraph-rsid="001c01cb" style:font-size-asian="13pt" style:font-size-complex="13pt"/>
    </style:style>
    <style:style style:name="P105" style:family="paragraph" style:parent-style-name="Standard">
      <style:text-properties style:font-name="LM Mono Prop 10" fo:font-size="40pt" officeooo:rsid="001ba467" officeooo:paragraph-rsid="001ddf0f" style:font-size-asian="40pt" style:font-size-complex="40pt"/>
    </style:style>
    <style:style style:name="P106" style:family="paragraph" style:parent-style-name="Standard">
      <style:text-properties style:font-name="LM Mono Prop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07" style:family="paragraph" style:parent-style-name="Standard">
      <style:text-properties style:font-name="LM Mono Prop Light 10" fo:font-size="13pt" officeooo:rsid="001ba467" officeooo:paragraph-rsid="001c01cb" style:font-size-asian="13pt" style:font-size-complex="13pt"/>
    </style:style>
    <style:style style:name="P108" style:family="paragraph" style:parent-style-name="Standard">
      <style:text-properties style:font-name="LM Mono Prop Light 10" fo:font-size="40pt" officeooo:rsid="001ba467" officeooo:paragraph-rsid="001ddf0f" style:font-size-asian="40pt" style:font-size-complex="40pt"/>
    </style:style>
    <style:style style:name="P109" style:family="paragraph" style:parent-style-name="Standard">
      <style:text-properties style:font-name="LM Mono Prop Light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0" style:family="paragraph" style:parent-style-name="Standard">
      <style:text-properties style:font-name="LM Roman 12" fo:font-size="13pt" officeooo:rsid="001ba467" officeooo:paragraph-rsid="001c01cb" style:font-size-asian="13pt" style:font-size-complex="13pt"/>
    </style:style>
    <style:style style:name="P111" style:family="paragraph" style:parent-style-name="Standard">
      <style:text-properties style:font-name="LM Roman 12" fo:font-size="40pt" officeooo:rsid="001ba467" officeooo:paragraph-rsid="001ddf0f" style:font-size-asian="40pt" style:font-size-complex="40pt"/>
    </style:style>
    <style:style style:name="P112" style:family="paragraph" style:parent-style-name="Standard">
      <style:text-properties style:font-name="LM Roman 12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3" style:family="paragraph" style:parent-style-name="Standard">
      <style:text-properties style:font-name="LM Roman 8" fo:font-size="13pt" officeooo:rsid="001ba467" officeooo:paragraph-rsid="001c01cb" style:font-size-asian="13pt" style:font-size-complex="13pt"/>
    </style:style>
    <style:style style:name="P114" style:family="paragraph" style:parent-style-name="Standard">
      <style:text-properties style:font-name="LM Roman 8" fo:font-size="40pt" officeooo:rsid="001ba467" officeooo:paragraph-rsid="001ddf0f" style:font-size-asian="40pt" style:font-size-complex="40pt"/>
    </style:style>
    <style:style style:name="P115" style:family="paragraph" style:parent-style-name="Standard">
      <style:text-properties style:font-name="LM Roman 8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6" style:family="paragraph" style:parent-style-name="Standard">
      <style:text-properties style:font-name="LM Roman Dunhill 10" fo:font-size="13pt" officeooo:rsid="001ba467" officeooo:paragraph-rsid="001c01cb" style:font-size-asian="13pt" style:font-size-complex="13pt"/>
    </style:style>
    <style:style style:name="P117" style:family="paragraph" style:parent-style-name="Standard">
      <style:text-properties style:font-name="LM Roman Dunhill 10" fo:font-size="40pt" officeooo:rsid="001ba467" officeooo:paragraph-rsid="001ddf0f" style:font-size-asian="40pt" style:font-size-complex="40pt"/>
    </style:style>
    <style:style style:name="P118" style:family="paragraph" style:parent-style-name="Standard">
      <style:text-properties style:font-name="LM Roman Dunhill 10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19" style:family="paragraph" style:parent-style-name="Standard">
      <style:text-properties style:font-name="LM Sans Quot 8" fo:font-size="13pt" officeooo:rsid="001ba467" officeooo:paragraph-rsid="001c01cb" style:font-size-asian="13pt" style:font-size-complex="13pt"/>
    </style:style>
    <style:style style:name="P120" style:family="paragraph" style:parent-style-name="Standard">
      <style:text-properties style:font-name="LM Sans Quot 8" fo:font-size="40pt" officeooo:rsid="001ba467" officeooo:paragraph-rsid="001ddf0f" style:font-size-asian="40pt" style:font-size-complex="40pt"/>
    </style:style>
    <style:style style:name="P121" style:family="paragraph" style:parent-style-name="Standard">
      <style:text-properties style:font-name="LM Sans Quot 8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22" style:family="paragraph" style:parent-style-name="Standard">
      <style:text-properties style:font-name="Nimbus Sans L" fo:font-size="13pt" officeooo:rsid="001ba467" officeooo:paragraph-rsid="001c01cb" style:font-size-asian="13pt" style:font-size-complex="13pt"/>
    </style:style>
    <style:style style:name="P123" style:family="paragraph" style:parent-style-name="Standard">
      <style:text-properties style:font-name="Nimbus Sans L" fo:font-size="40pt" officeooo:rsid="001ba467" officeooo:paragraph-rsid="001ddf0f" style:font-size-asian="40pt" style:font-size-complex="40pt"/>
    </style:style>
    <style:style style:name="P124" style:family="paragraph" style:parent-style-name="Standard">
      <style:text-properties style:font-name="Nimbus Sans 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25" style:family="paragraph" style:parent-style-name="Standard">
      <style:text-properties style:font-name="STIX" fo:font-size="13pt" officeooo:rsid="001ba467" officeooo:paragraph-rsid="001c01cb" style:font-size-asian="13pt" style:font-size-complex="13pt"/>
    </style:style>
    <style:style style:name="P126" style:family="paragraph" style:parent-style-name="Standard">
      <style:text-properties style:font-name="STIX" fo:font-size="40pt" officeooo:rsid="001ba467" officeooo:paragraph-rsid="001ddf0f" style:font-size-asian="40pt" style:font-size-complex="40pt"/>
    </style:style>
    <style:style style:name="P127" style:family="paragraph" style:parent-style-name="Standard">
      <style:text-properties style:font-name="STIX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28" style:family="paragraph" style:parent-style-name="Standard">
      <style:text-properties style:font-name="STIXGeneral" fo:font-size="13pt" officeooo:rsid="001ba467" officeooo:paragraph-rsid="001c01cb" style:font-size-asian="13pt" style:font-size-complex="13pt"/>
    </style:style>
    <style:style style:name="P129" style:family="paragraph" style:parent-style-name="Standard">
      <style:text-properties style:font-name="STIXGeneral" fo:font-size="40pt" officeooo:rsid="001ba467" officeooo:paragraph-rsid="001ddf0f" style:font-size-asian="40pt" style:font-size-complex="40pt"/>
    </style:style>
    <style:style style:name="P130" style:family="paragraph" style:parent-style-name="Standard">
      <style:text-properties style:font-name="STIXGenera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31" style:family="paragraph" style:parent-style-name="Standard">
      <style:text-properties style:font-name="Symbola" fo:font-size="13pt" officeooo:rsid="001ba467" officeooo:paragraph-rsid="001c01cb" style:font-size-asian="13pt" style:font-size-complex="13pt"/>
    </style:style>
    <style:style style:name="P132" style:family="paragraph" style:parent-style-name="Standard">
      <style:text-properties style:font-name="Symbola" fo:font-size="40pt" officeooo:rsid="001ba467" officeooo:paragraph-rsid="001ddf0f" style:font-size-asian="40pt" style:font-size-complex="40pt"/>
    </style:style>
    <style:style style:name="P133" style:family="paragraph" style:parent-style-name="Standard">
      <style:text-properties style:font-name="Symbola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34" style:family="paragraph" style:parent-style-name="Standard">
      <style:text-properties style:font-name="TeX Gyre Bonum Math" fo:font-size="13pt" officeooo:rsid="001ba467" officeooo:paragraph-rsid="001c01cb" style:font-size-asian="13pt" style:font-size-complex="13pt"/>
    </style:style>
    <style:style style:name="P135" style:family="paragraph" style:parent-style-name="Standard">
      <style:text-properties style:font-name="TeX Gyre Bonum Math" fo:font-size="40pt" officeooo:rsid="001ba467" officeooo:paragraph-rsid="001ddf0f" style:font-size-asian="40pt" style:font-size-complex="40pt"/>
    </style:style>
    <style:style style:name="P136" style:family="paragraph" style:parent-style-name="Standard">
      <style:text-properties style:font-name="TeX Gyre Bonum Math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37" style:family="paragraph" style:parent-style-name="Standard">
      <style:text-properties style:font-name="TeX Gyre Schola Math" fo:font-size="13pt" officeooo:rsid="001ba467" officeooo:paragraph-rsid="001c01cb" style:font-size-asian="13pt" style:font-size-complex="13pt"/>
    </style:style>
    <style:style style:name="P138" style:family="paragraph" style:parent-style-name="Standard">
      <style:text-properties style:font-name="TeX Gyre Schola Math" fo:font-size="40pt" officeooo:rsid="001ba467" officeooo:paragraph-rsid="001ddf0f" style:font-size-asian="40pt" style:font-size-complex="40pt"/>
    </style:style>
    <style:style style:name="P139" style:family="paragraph" style:parent-style-name="Standard">
      <style:text-properties style:font-name="TeX Gyre Schola Math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40" style:family="paragraph" style:parent-style-name="Standard">
      <style:text-properties style:font-name="TeX Gyre Termes Math" fo:font-size="13pt" officeooo:rsid="001ba467" officeooo:paragraph-rsid="001c01cb" style:font-size-asian="13pt" style:font-size-complex="13pt"/>
    </style:style>
    <style:style style:name="P141" style:family="paragraph" style:parent-style-name="Standard">
      <style:text-properties style:font-name="TeX Gyre Termes Math" fo:font-size="40pt" officeooo:rsid="001ba467" officeooo:paragraph-rsid="001ddf0f" style:font-size-asian="40pt" style:font-size-complex="40pt"/>
    </style:style>
    <style:style style:name="P142" style:family="paragraph" style:parent-style-name="Standard">
      <style:text-properties style:font-name="TeX Gyre Termes Math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43" style:family="paragraph" style:parent-style-name="Standard">
      <style:text-properties style:font-name="TeXGyreAdventor" fo:font-size="13pt" officeooo:rsid="001ba467" officeooo:paragraph-rsid="001c01cb" style:font-size-asian="13pt" style:font-size-complex="13pt"/>
    </style:style>
    <style:style style:name="P144" style:family="paragraph" style:parent-style-name="Standard">
      <style:text-properties style:font-name="TeXGyreAdventor" fo:font-size="40pt" officeooo:rsid="001ba467" officeooo:paragraph-rsid="001ddf0f" style:font-size-asian="40pt" style:font-size-complex="40pt"/>
    </style:style>
    <style:style style:name="P145" style:family="paragraph" style:parent-style-name="Standard">
      <style:text-properties style:font-name="TeXGyreAdventor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46" style:family="paragraph" style:parent-style-name="Standard">
      <style:text-properties style:font-name="TeXGyreChorus" fo:font-size="13pt" officeooo:rsid="001ba467" officeooo:paragraph-rsid="001c01cb" style:font-size-asian="13pt" style:font-size-complex="13pt"/>
    </style:style>
    <style:style style:name="P147" style:family="paragraph" style:parent-style-name="Standard">
      <style:text-properties style:font-name="TeXGyreChorus" fo:font-size="40pt" officeooo:rsid="001ba467" officeooo:paragraph-rsid="001ddf0f" style:font-size-asian="40pt" style:font-size-complex="40pt"/>
    </style:style>
    <style:style style:name="P148" style:family="paragraph" style:parent-style-name="Standard">
      <style:text-properties style:font-name="TeXGyreChorus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49" style:family="paragraph" style:parent-style-name="Standard">
      <style:text-properties style:font-name="TeXGyreCursor" fo:font-size="13pt" officeooo:rsid="001ba467" officeooo:paragraph-rsid="001c01cb" style:font-size-asian="13pt" style:font-size-complex="13pt"/>
    </style:style>
    <style:style style:name="P150" style:family="paragraph" style:parent-style-name="Standard">
      <style:text-properties style:font-name="TeXGyreCursor" fo:font-size="40pt" officeooo:rsid="001ba467" officeooo:paragraph-rsid="001ddf0f" style:font-size-asian="40pt" style:font-size-complex="40pt"/>
    </style:style>
    <style:style style:name="P151" style:family="paragraph" style:parent-style-name="Standard">
      <style:text-properties style:font-name="TeXGyreCursor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52" style:family="paragraph" style:parent-style-name="Standard">
      <style:text-properties style:font-name="TeXGyreHeros" fo:font-size="13pt" officeooo:rsid="001ba467" officeooo:paragraph-rsid="001c01cb" style:font-size-asian="13pt" style:font-size-complex="13pt"/>
    </style:style>
    <style:style style:name="P153" style:family="paragraph" style:parent-style-name="Standard">
      <style:text-properties style:font-name="TeXGyreHeros" fo:font-size="40pt" officeooo:rsid="001ba467" officeooo:paragraph-rsid="001ddf0f" style:font-size-asian="40pt" style:font-size-complex="40pt"/>
    </style:style>
    <style:style style:name="P154" style:family="paragraph" style:parent-style-name="Standard">
      <style:text-properties style:font-name="TeXGyreHeros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55" style:family="paragraph" style:parent-style-name="Standard">
      <style:text-properties style:font-name="Tlwg Typist" fo:font-size="13pt" officeooo:rsid="001ba467" officeooo:paragraph-rsid="001c01cb" style:font-size-asian="13pt" style:font-size-complex="13pt"/>
    </style:style>
    <style:style style:name="P156" style:family="paragraph" style:parent-style-name="Standard">
      <style:text-properties style:font-name="Tlwg Typist" fo:font-size="40pt" officeooo:rsid="001ba467" officeooo:paragraph-rsid="001ddf0f" style:font-size-asian="40pt" style:font-size-complex="40pt"/>
    </style:style>
    <style:style style:name="P157" style:family="paragraph" style:parent-style-name="Standard">
      <style:text-properties style:font-name="Tlwg Typist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58" style:family="paragraph" style:parent-style-name="Standard">
      <style:text-properties style:font-name="Ubuntu" fo:font-size="13pt" officeooo:rsid="001ba467" officeooo:paragraph-rsid="001c01cb" style:font-size-asian="13pt" style:font-size-complex="13pt"/>
    </style:style>
    <style:style style:name="P159" style:family="paragraph" style:parent-style-name="Standard">
      <style:text-properties style:font-name="Ubuntu" fo:font-size="40pt" officeooo:rsid="001ba467" officeooo:paragraph-rsid="001ddf0f" style:font-size-asian="40pt" style:font-size-complex="40pt"/>
    </style:style>
    <style:style style:name="P160" style:family="paragraph" style:parent-style-name="Standard">
      <style:text-properties style:font-name="Ubuntu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61" style:family="paragraph" style:parent-style-name="Standard">
      <style:text-properties style:font-name="Ubuntu Condensed" fo:font-size="13pt" officeooo:rsid="001ba467" officeooo:paragraph-rsid="001c01cb" style:font-size-asian="13pt" style:font-size-complex="13pt"/>
    </style:style>
    <style:style style:name="P162" style:family="paragraph" style:parent-style-name="Standard">
      <style:text-properties style:font-name="Ubuntu Condensed" fo:font-size="40pt" officeooo:rsid="001ba467" officeooo:paragraph-rsid="001ddf0f" style:font-size-asian="40pt" style:font-size-complex="40pt"/>
    </style:style>
    <style:style style:name="P163" style:family="paragraph" style:parent-style-name="Standard">
      <style:text-properties style:font-name="Ubuntu Condensed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64" style:family="paragraph" style:parent-style-name="Standard">
      <style:text-properties style:font-name="Ubuntu Light" fo:font-size="13pt" officeooo:rsid="001ba467" officeooo:paragraph-rsid="001c01cb" style:font-size-asian="13pt" style:font-size-complex="13pt"/>
    </style:style>
    <style:style style:name="P165" style:family="paragraph" style:parent-style-name="Standard">
      <style:text-properties style:font-name="Ubuntu Light" fo:font-size="40pt" officeooo:rsid="001ba467" officeooo:paragraph-rsid="001ddf0f" style:font-size-asian="40pt" style:font-size-complex="40pt"/>
    </style:style>
    <style:style style:name="P166" style:family="paragraph" style:parent-style-name="Standard">
      <style:text-properties style:font-name="Ubuntu Light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67" style:family="paragraph" style:parent-style-name="Standard">
      <style:text-properties style:font-name="Ubuntu Mono" fo:font-size="13pt" officeooo:rsid="001ba467" officeooo:paragraph-rsid="001c01cb" style:font-size-asian="13pt" style:font-size-complex="13pt"/>
    </style:style>
    <style:style style:name="P168" style:family="paragraph" style:parent-style-name="Standard">
      <style:text-properties style:font-name="Ubuntu Mono" fo:font-size="40pt" officeooo:rsid="001ba467" officeooo:paragraph-rsid="001ddf0f" style:font-size-asian="40pt" style:font-size-complex="40pt"/>
    </style:style>
    <style:style style:name="P169" style:family="paragraph" style:parent-style-name="Standard">
      <style:text-properties style:font-name="Ubuntu Mono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70" style:family="paragraph" style:parent-style-name="Standard">
      <style:text-properties style:font-name="UnPilgi" fo:font-size="13pt" officeooo:rsid="001ba467" officeooo:paragraph-rsid="001c01cb" style:font-size-asian="13pt" style:font-size-complex="13pt"/>
    </style:style>
    <style:style style:name="P171" style:family="paragraph" style:parent-style-name="Standard">
      <style:text-properties style:font-name="UnPilgi" fo:font-size="40pt" officeooo:rsid="001ba467" officeooo:paragraph-rsid="001ddf0f" style:font-size-asian="40pt" style:font-size-complex="40pt"/>
    </style:style>
    <style:style style:name="P172" style:family="paragraph" style:parent-style-name="Standard">
      <style:text-properties style:font-name="UnPilgi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73" style:family="paragraph" style:parent-style-name="Standard">
      <style:text-properties style:font-name="URW Chancery L" fo:font-size="13pt" officeooo:rsid="001ba467" officeooo:paragraph-rsid="001c01cb" style:font-size-asian="13pt" style:font-size-complex="13pt"/>
    </style:style>
    <style:style style:name="P174" style:family="paragraph" style:parent-style-name="Standard">
      <style:text-properties style:font-name="URW Chancery L" fo:font-size="40pt" officeooo:rsid="001ba467" officeooo:paragraph-rsid="001ddf0f" style:font-size-asian="40pt" style:font-size-complex="40pt"/>
    </style:style>
    <style:style style:name="P175" style:family="paragraph" style:parent-style-name="Standard">
      <style:text-properties style:font-name="URW Chancery 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76" style:family="paragraph" style:parent-style-name="Standard">
      <style:text-properties style:font-name="URW Bookman L" fo:font-size="13pt" officeooo:rsid="001ba467" officeooo:paragraph-rsid="001c01cb" style:font-size-asian="13pt" style:font-size-complex="13pt"/>
    </style:style>
    <style:style style:name="P177" style:family="paragraph" style:parent-style-name="Standard">
      <style:text-properties style:font-name="URW Bookman L" fo:font-size="40pt" officeooo:rsid="001ba467" officeooo:paragraph-rsid="001ddf0f" style:font-size-asian="40pt" style:font-size-complex="40pt"/>
    </style:style>
    <style:style style:name="P178" style:family="paragraph" style:parent-style-name="Standard">
      <style:text-properties style:font-name="URW Bookman L"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79" style:family="paragraph" style:parent-style-name="Standard">
      <style:text-properties fo:font-size="40pt" officeooo:rsid="001ba467" officeooo:paragraph-rsid="001ddf0f" style:font-size-asian="40pt" style:font-size-complex="40pt"/>
    </style:style>
    <style:style style:name="P180" style:family="paragraph" style:parent-style-name="Standard">
      <style:text-properties fo:font-size="40pt" fo:font-style="italic" officeooo:rsid="001ba467" officeooo:paragraph-rsid="001ddf0f" style:font-size-asian="40pt" style:font-style-asian="italic" style:font-size-complex="40pt" style:font-style-complex="italic"/>
    </style:style>
    <style:style style:name="P181" style:family="paragraph" style:parent-style-name="Standard">
      <style:text-properties fo:font-size="40pt" fo:font-style="italic" officeooo:rsid="002179bd" officeooo:paragraph-rsid="002179bd" style:font-size-asian="40pt" style:font-style-asian="italic" style:font-size-complex="40pt" style:font-style-complex="italic"/>
    </style:style>
    <style:style style:name="T1" style:family="text">
      <style:text-properties officeooo:rsid="001c01cb"/>
    </style:style>
    <style:style style:name="T2" style:family="text">
      <style:text-properties style:font-name="TeX Gyre Bonum"/>
    </style:style>
    <style:style style:name="T3" style:family="text">
      <style:text-properties style:font-name="TeX Gyre Bonum" officeooo:rsid="001c01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B C D E F G H I J K L M N O P Q R S T U V W X Y Z Ä Ö Ü <text:s/>a b c d e f g h I j k l m n o p q r s t u v w x y z ä ö ü <text:span text:style-name="T1">ß</text:span> 0 1 2 3 4 5 6 7 8 9 </text:p>
      <text:p text:style-name="P6">A B C D E F G H I J K L M N O P Q R S T U V W X Y Z Ä Ö Ü <text:s/>a b c d e f g h I j k l m n o p q r s t u v w x y z ä ö ü <text:span text:style-name="T1">ß</text:span> 0 1 2 3 4 5 6 7 8 9 </text:p>
      <text:p text:style-name="P9"><text:soft-page-break/>A B C D E F G H I J K L M N O P Q R S T U V W X Y Z Ä Ö Ü <text:s/>a b c d e f g h I j k l m n o p q r s t u v w x y z ä ö ü <text:span text:style-name="T1">ß</text:span> 0 1 2 3 4 5 6 7 8 9 </text:p>
      <text:p text:style-name="P12">A B C D E F G H I J K L M N O P Q R S T U V W X Y Z Ä Ö Ü <text:s/>a b c d e f g h I j k l m n o p q r s t u v w x y z ä ö ü <text:span text:style-name="T1">ß</text:span> 0 1 2 3 4 5 6 7 8 9 </text:p>
      <text:p text:style-name="P15"><text:soft-page-break/>A B C D E F G H I J K L M N O P Q R S T U V W X Y Z Ä Ö Ü <text:s/>a b c d e f g h I j k l m n o p q r s t u v w x y z ä ö ü <text:span text:style-name="T1">ß</text:span> 0 1 2 3 4 5 6 7 8 9 </text:p>
      <text:p text:style-name="P18">A B C D E F G H I J K L M N O P Q R S T U V W X Y Z Ä Ö Ü <text:s/>a b c d e f g h I j k l m n o p q r s t u v w x y z ä ö ü <text:span text:style-name="T1">ß</text:span> 0 1 2 3 4 5 6 7 8 9 </text:p>
      <text:p text:style-name="P21"><text:soft-page-break/>A B C D E F G H I J K L M N O P Q R S T U V W X Y Z Ä Ö Ü <text:s/>a b c d e f g h I j k l m n o p q r s t u v w x y z ä ö ü <text:span text:style-name="T1">ß</text:span> 0 1 2 3 4 5 6 7 8 9 </text:p>
      <text:p text:style-name="P24">A B C D E F G H I J K L M N O P Q R S T U V W X Y Z Ä Ö Ü <text:s/>a b c d e f g h I j k l m n o p q r s t u v w x y z ä ö ü <text:span text:style-name="T1">ß</text:span> 0 1 2 3 4 5 6 7 8 9 </text:p>
      <text:p text:style-name="P27"><text:soft-page-break/>A B C D E F G H I J K L M N O P Q R S T U V W X Y Z Ä Ö Ü <text:s/>a b c d e f g h I j k l m n o p q r s t u v w x y z ä ö ü <text:span text:style-name="T1">ß</text:span> 0 1 2 3 4 5 6 7 8 9 </text:p>
      <text:p text:style-name="P30">A B C D E F G H I J K L M N O P Q R S T U V W X Y Z Ä Ö Ü <text:s/>a b c d e f g h I j k l m n o p q r s t u v w x y z ä ö ü <text:span text:style-name="T1">ß</text:span> 0 1 2 3 4 5 6 7 8 9 </text:p>
      <text:p text:style-name="P33">A B C D E F G H I J K L M N O P Q R S T U V W X Y Z Ä Ö Ü <text:s/>a b c d e f g h I <text:soft-page-break/>j k l m n o p q r s t u v w x y z ä ö ü <text:span text:style-name="T1">ß</text:span> 0 1 2 3 4 5 6 7 8 9 </text:p>
      <text:p text:style-name="P36">A B C D E F G H I J K L M N O P Q R S T U V W X Y Z Ä Ö Ü <text:s/>a b c d e f g h I j k l m n o p q r s t u v w x y z ä ö ü <text:span text:style-name="T1">ß</text:span> 0 1 2 3 4 5 6 7 8 9 </text:p>
      <text:p text:style-name="P39">A B C D E F G H I J K L M N O P Q R S T U V W X Y Z Ä Ö Ü <text:s/>a b c d e <text:soft-page-break/>f g h I j k l m n o p q r s t u v w x y z ä ö ü <text:span text:style-name="T1">ß</text:span> 0 1 2 3 4 5 6 7 8 9 </text:p>
      <text:p text:style-name="P39">A B C D E F G H I J K L M N O P Q R S T U V W X Y Z Ä Ö Ü <text:s/>a b c d e f g h I j k l m n o p q r s t u v w x y z ä ö ü <text:span text:style-name="T1">ß</text:span> 0 1 2 3 4 5 6 7 8 9 </text:p>
      <text:p text:style-name="P42">A B C D E F G H I J K L M N O P Q R S T U V W X Y Z Ä Ö Ü <text:s/>a b c d e f g h I j k l m n o p q r s t u v w x y z ä ö ü <text:span text:style-name="T1">ß</text:span> 0 1 2 3 4 5 6 7 8 9 </text:p>
      <text:p text:style-name="P45"><text:soft-page-break/>A B C D E F G H I J K L M N O P Q R S T U V W X Y Z Ä Ö Ü <text:s/>a b c d e f g h I j k l m n o p q r s t u v w x y z ä ö ü <text:span text:style-name="T1">ß</text:span> 0 1 2 3 4 5 6 7 8 9 </text:p>
      <text:p text:style-name="P48">A B C D E F G H I J K L M N O P Q R S T U V W X Y Z Ä Ö Ü <text:s/>a b c d e f g h I j k l m n o p q r s t u v w x y z ä ö ü <text:span text:style-name="T1">ß</text:span> 0 1 2 3 4 5 6 7 8 9 </text:p>
      <text:p text:style-name="P51"><text:soft-page-break/>A B C D E F G H I J K L M N O P Q R S T U V W X Y Z Ä Ö Ü <text:s/>a b c d e f g h I j k l m n o p q r s t u v w x y z ä ö ü <text:span text:style-name="T1">ß</text:span> 0 1 2 3 4 5 6 7 8 9 </text:p>
      <text:p text:style-name="P54">A B C D E F G H I J K L M N O P Q R S T U V W X Y Z Ä Ö Ü <text:s/>a b c d e f g <text:soft-page-break/>h I j k l m n o p q r s t u v w x y z ä ö ü <text:span text:style-name="T1">ß</text:span> 0 1 2 3 4 5 6 7 8 9 </text:p>
      <text:p text:style-name="P57">A B C D E F G H I J K L M N O P Q R S T U V W X Y Z Ä Ö Ü <text:s/>a b c d e f g h I j k l m n o p q r s t u v w x y z ä ö ü <text:span text:style-name="T1">ß</text:span> 0 1 2 3 4 5 6 7 8 9 </text:p>
      <text:p text:style-name="P60">A B C D E F G H I J K L M N O P Q R S T U V W X Y Z Ä Ö Ü <text:s/>a b c d e f g h I j k l m n o p q r s t u v w x y z ä ö ü <text:span text:style-name="T1">ß</text:span> 0 1 2 3 4 5 6 7 8 9 </text:p>
      <text:p text:style-name="P63"><text:soft-page-break/>A B C D E F G H I J K L M N O P Q R S T U V W X Y Z Ä Ö Ü <text:s/>a b c d e f g h I j k l m n o p q r s t u v w x y z ä ö ü <text:span text:style-name="T1">ß</text:span> 0 1 2 3 4 5 6 7 8 9 </text:p>
      <text:p text:style-name="P66">A B C D E F G H I J K L M N O P Q R S T U V W X Y Z Ä Ö Ü <text:s/>a b c d e f g h I j k l m n o p q r s t u v w x y z ä ö ü <text:span text:style-name="T1">ß</text:span> 0 1 2 3 4 5 6 7 8 9 </text:p>
      <text:p text:style-name="P69">A B C D E F G H I J K L M N O P Q R S T U V W X Y Z Ä Ö Ü <text:s/>a b c d e f g h I j k l m <text:soft-page-break/>n o p q r s t u v w x y z ä ö ü <text:span text:style-name="T1">ß</text:span> 0 1 2 3 4 5 6 7 8 9 </text:p>
      <text:p text:style-name="P72">A B C D E F G H I J K L M N O P Q R S T U V W X Y Z Ä Ö Ü <text:s/>a b c d e f g h I j k l m n o p q r s t u v w x y z ä ö ü <text:span text:style-name="T1">ß</text:span> 0 1 2 3 4 5 6 7 8 9 </text:p>
      <text:p text:style-name="P75">A B C D E F G H I J K L M N O P Q R S T U V W X Y Z Ä Ö Ü <text:s/>a b c d e f g h I j k l m n o p q r s t u v w x y z ä ö ü <text:span text:style-name="T1">ß</text:span> 0 1 2 3 4 5 6 7 8 9 </text:p>
      <text:p text:style-name="P78"><text:soft-page-break/>A B C D E F G H I J K L M N O P Q R S T U V W X Y Z Ä Ö Ü <text:s/>a b c d e f g h I j k l m n o p q r s t u v w x y z ä ö ü <text:span text:style-name="T1">ß</text:span> 0 1 2 3 4 5 6 7 8 9 </text:p>
      <text:p text:style-name="P81">A B C D E F G H I J K L M N O P Q R S T U V W X Y Z Ä Ö Ü <text:s/>a b c d e f g h I j k l m n o p q r s t u v w x y z ä ö ü <text:span text:style-name="T1">ß</text:span> 0 1 2 3 4 5 6 7 8 9 </text:p>
      <text:p text:style-name="P84">A B C D E F G H I J K L M N O P Q R S T U V W X Y Z Ä Ö Ü <text:s/>a b c d e f g h I j k l m <text:soft-page-break/>n o p q r s t u v w x y z ä ö ü <text:span text:style-name="T1">ß</text:span> 0 1 2 3 4 5 6 7 8 9 </text:p>
      <text:p text:style-name="P87">A B C D E F G H I J K L M N O P Q R S T U V W X Y Z Ä Ö Ü <text:s/>a b c d e f g h I j k l m n o p q r s t u v w x y z ä ö ü <text:span text:style-name="T1">ß</text:span> 0 1 2 3 4 5 6 7 8 9 </text:p>
      <text:p text:style-name="P90">A B C D E F G H I J K L M N O P Q R S T U V W X Y Z Ä Ö Ü <text:s/>a b c d e f g h I j k l m n o p <text:soft-page-break/>q r s t u v w x y z ä ö ü <text:span text:style-name="T1">ß</text:span> 0 1 2 3 4 5 6 7 8 9 </text:p>
      <text:p text:style-name="P179">A B C D E F G H I J K L M N O P Q R S T U V W X Y Z Ä Ö Ü <text:s/>a b c d e f g h I j k l m n o p q r s t u v w x y z ä ö ü <text:span text:style-name="T1">ß</text:span> 0 1 2 3 4 5 6 7 8 9 </text:p>
      <text:p text:style-name="P93">A B C D E F G H I J K L M N O P Q R S T U V W X Y Z Ä Ö Ü <text:s/>a b c d e f g h I j k l m n o p q r s t u v w x y z ä ö ü <text:span text:style-name="T1">ß</text:span> 0 1 2 3 4 5 6 7 8 9 </text:p>
      <text:p text:style-name="P96"><text:soft-page-break/>A B C D E F G H I J K L M N O P Q R S T U V W X Y Z Ä Ö Ü <text:s/>a b c d e f g h I j k l m n o p q r s t u v w x y z ä ö ü <text:span text:style-name="T1">ß</text:span> 0 1 2 3 4 5 6 7 8 9 </text:p>
      <text:p text:style-name="P99">A B C D E F G H I J K L M N O P Q R S T U V W X Y Z Ä Ö Ü <text:s/>a b c d e f g h I j k l m n o p q r s t u v <text:soft-page-break/>w x y z ä ö ü <text:span text:style-name="T1">ß</text:span> 0 1 2 3 4 5 6 7 8 9 </text:p>
      <text:p text:style-name="P102">A B C D E F G H I J K L M N O P Q R S T U V W X Y Z Ä Ö Ü <text:s/>a b c d e f g h I j k l m n o p q r s t u v w x y z ä ö ü <text:span text:style-name="T1">ß</text:span> 0 1 2 3 4 5 6 7 8 9 </text:p>
      <text:p text:style-name="P105">A B C D E F G H I J K L M N O P Q R S T U V W X Y Z Ä Ö Ü <text:s/>a b c d e f g h I j k l m n o p q r s t u v w x y z ä ö ü <text:span text:style-name="T1">ß</text:span> 0 1 2 3 4 5 6 7 8 9 </text:p>
      <text:p text:style-name="P108"><text:soft-page-break/>A B C D E F G H I J K L M N O P Q R S T U V W X Y Z Ä Ö Ü <text:s/>a b c d e f g h I j k l m n o p q r s t u v w x y z ä ö ü <text:span text:style-name="T1">ß</text:span> 0 1 2 3 4 5 6 7 8 9 </text:p>
      <text:p text:style-name="P111">A B C D E F G H I J K L M N O P Q R S T U V W X Y Z Ä Ö Ü <text:s/>a b c d e f g h I j k l m n o p q r s t u v w x y z ä ö ü <text:span text:style-name="T1">ß</text:span> 0 1 2 3 4 5 6 7 8 9 </text:p>
      <text:p text:style-name="P114"><text:soft-page-break/>A B C D E F G H I J K L M N O P Q R S T U V W X Y Z Ä Ö Ü <text:s/>a b c d e f g h I j k l m n o p q r s t u v w x y z ä ö ü <text:span text:style-name="T1">ß</text:span> 0 1 2 3 4 5 6 7 8 9 </text:p>
      <text:p text:style-name="P117">A B C D E F G H I J K L M N O P Q R S T U V W X Y Z Ä Ö Ü <text:s/>a b c d e f <text:soft-page-break/>g h I j k l m n o p q r s t u v w x y z ä ö ü <text:span text:style-name="T1">ß</text:span> 0 1 2 3 4 5 6 7 8 9 </text:p>
      <text:p text:style-name="P120">A B C D E F G H I J K L M N O P Q R S T U V W X Y Z Ä Ö Ü <text:s/>a b c d e f g h I j k l m n o p q r s t u v w x y z ä ö ü <text:span text:style-name="T1">ß</text:span> 0 1 2 3 4 5 6 7 8 9 </text:p>
      <text:p text:style-name="P123"><text:soft-page-break/>A B C D E F G H I J K L M N O P Q R S T U V W X Y Z Ä Ö Ü <text:s/>a b c d e f g h I j k l m n o p q r s t u v w x y z ä ö ü <text:span text:style-name="T1">ß</text:span> 0 1 2 3 4 5 6 7 8 9 </text:p>
      <text:p text:style-name="P126">A B C D E F G H I J K L M N O P Q R S T U V W X Y Z Ä Ö Ü <text:s/>a b c d e f g h I j k l m n o p q r s t u v w x y z ä ö ü <text:span text:style-name="T1">ß</text:span> 0 1 2 3 4 5 6 7 8 9 </text:p>
      <text:p text:style-name="P129"><text:soft-page-break/>A B C D E F G H I J K L M N O P Q R S T U V W X Y Z Ä Ö Ü <text:s/>a b c d e f g h I j k l m n o p q r s t u v w x y z ä ö ü <text:span text:style-name="T1">ß</text:span> 0 1 2 3 4 5 6 7 8 9 </text:p>
      <text:p text:style-name="P132">A B C D E F G H I J K L M N O P Q R S T U V W X Y Z Ä Ö Ü <text:s/>a b c d e f g h I j k l m n o p q r s t u v w x y z ä ö ü <text:span text:style-name="T1">ß</text:span> 0 1 2 3 4 5 6 7 8 9 </text:p>
      <text:p text:style-name="P179"><text:soft-page-break/><text:span text:style-name="T2">A B C D E F G H I J K L M N O P Q R S T U V W X Y Z Ä Ö Ü <text:s/>a b c d e f g h I j k l m n o p q r s t u v w x y z ä ö ü </text:span><text:span text:style-name="T3">ß</text:span><text:span text:style-name="T2"> 0 1 2 3 4 5 6 7 8 9</text:span> </text:p>
      <text:p text:style-name="P135">A B C D E F G H I J K L M N O P Q R S T U V W X Y Z Ä Ö Ü <text:s/>a b c d e f g h I j k l m n o p q r s t u v w x y z ä ö ü <text:span text:style-name="T1">ß</text:span> 0 1 2 3 4 5 6 7 8 9 </text:p>
      <text:p text:style-name="P138"><text:soft-page-break/>A B C D E F G H I J K L M N O P Q R S T U V W X Y Z Ä Ö Ü <text:s/>a b c d e f g h I j k l m n o p q r s t u v w x y z ä ö ü <text:span text:style-name="T1">ß</text:span> 0 1 2 3 4 5 6 7 8 9 </text:p>
      <text:p text:style-name="P141">A B C D E F G H I J K L M N O P Q R S T U V W X Y Z Ä Ö Ü <text:s/>a b c d e f g h I j k l m n o p q r s t u v w x y z ä ö ü <text:span text:style-name="T1">ß</text:span> 0 1 2 3 4 5 6 7 8 9 </text:p>
      <text:p text:style-name="P144"><text:soft-page-break/>A B C D E F G H I J K L M N O P Q R S T U V W X Y Z Ä Ö Ü <text:s/>a b c d e f g h I j k l m n o p q r s t u v w x y z ä ö ü <text:span text:style-name="T1">ß</text:span> 0 1 2 3 4 5 6 7 8 9 </text:p>
      <text:p text:style-name="P147">A B C D E F G H I J K L M N O P Q R S T U V W X Y Z Ä Ö Ü <text:s/>a b c d e f g h I j k l m n o p q r s t u v w x y z ä ö ü <text:span text:style-name="T1">ß</text:span> 0 1 2 3 4 5 6 7 8 9 </text:p>
      <text:p text:style-name="P150"><text:soft-page-break/>A B C D E F G H I J K L M N O P Q R S T U V W X Y Z Ä Ö Ü <text:s/>a b c d e f g h I j k l m n o p q r s t u v w x y z ä ö ü <text:span text:style-name="T1">ß</text:span> 0 1 2 3 4 5 6 7 8 9 </text:p>
      <text:p text:style-name="P153">A B C D E F G H I J K L M N O P Q R S T U V W X Y Z Ä Ö Ü <text:s/>a b c d e f g h I j k l m n o p q r s t u v w x y z ä ö ü <text:span text:style-name="T1">ß</text:span> 0 1 2 3 4 5 6 7 8 9 </text:p>
      <text:p text:style-name="P156"><text:soft-page-break/>A B C D E F G H I J K L M N O P Q R S T U V W X Y Z Ä Ö Ü <text:s/>a b c d e f g h I j k l m n o p q r s t u v w x y z ä ö ü <text:span text:style-name="T1">ß</text:span> 0 1 2 3 4 5 6 7 8 9 </text:p>
      <text:p text:style-name="P159">A B C D E F G H I J K L M N O P Q R S T U V W X Y Z Ä Ö Ü <text:s/>a b c d e f g h I j k l m n o p q r s t u v w x y z ä ö ü <text:span text:style-name="T1">ß</text:span> 0 1 2 3 4 5 6 7 8 9 </text:p>
      <text:p text:style-name="P162"><text:soft-page-break/>A B C D E F G H I J K L M N O P Q R S T U V W X Y Z Ä Ö Ü <text:s/>a b c d e f g h I j k l m n o p q r s t u v w x y z ä ö ü <text:span text:style-name="T1">ß</text:span> 0 1 2 3 4 5 6 7 8 9 </text:p>
      <text:p text:style-name="P165">A B C D E F G H I J K L M N O P Q R S T U V W X Y Z Ä Ö Ü <text:s/>a b c d e f g h I j k l m n o p q r s t u v w x y z ä ö ü <text:span text:style-name="T1">ß</text:span> 0 1 2 3 4 5 6 7 8 9 </text:p>
      <text:p text:style-name="P168">A B C D E F G H I J K L M N O P Q R S T U V W X Y Z Ä Ö Ü <text:s/>a b c d e f g h I j k l m n o p q r s t u v w x y z ä ö ü <text:span text:style-name="T1">ß</text:span> 0 1 2 3 4 5 6 7 8 9 </text:p>
      <text:p text:style-name="P171"><text:soft-page-break/>A B C D E F G H I J K L M N O P Q R S T U V W X Y Z Ä Ö Ü <text:s/>a b c d e f g h I j k l m n o p q r s t u v w x y z ä ö ü <text:span text:style-name="T1">ß</text:span> 0 1 2 3 4 5 6 7 8 9 </text:p>
      <text:p text:style-name="P174">A B C D E F G H I J K L M N O P Q R S T U V W X Y Z Ä Ö Ü <text:s/>a b c d e f g h I j k l m n o p q r s t u v w x y z ä ö ü <text:span text:style-name="T1">ß</text:span> 0 1 2 3 4 5 6 7 8 9 </text:p>
      <text:p text:style-name="P177">A B C D E F G H I J K L M N O P Q R S T U V W X Y Z Ä Ö Ü <text:s/>a b c d e f <text:soft-page-break/>g h I j k l m n o p q r s t u v w x y z ä ö ü <text:span text:style-name="T1">ß</text:span> 0 1 2 3 4 5 6 7 8 9 </text:p>
      <text:p text:style-name="P179"/>
      <text:p text:style-name="P179"/>
      <text:p text:style-name="P3">A B C D E F G H I J K L M N O P Q R S T U V W X Y Z Ä Ö Ü <text:s/>a b c d e f g h I j k l m n o p q r s t u v w x y z ä ö ü <text:span text:style-name="T1">ß</text:span> 0 1 2 3 4 5 6 7 8 9 </text:p>
      <text:p text:style-name="P7">A B C D E F G H I J K L M N O P Q R S T U V W X Y Z Ä Ö Ü <text:s/>a <text:soft-page-break/>b c d e f g h I j k l m n o p q r s t u v w x y z ä ö ü <text:span text:style-name="T1">ß</text:span> 0 1 2 3 4 5 6 7 8 9 </text:p>
      <text:p text:style-name="P10">A B C D E F G H I J K L M N O P Q R S T U V W X Y Z Ä Ö Ü <text:s/>a b c d e f g h I j k l m n o p q r s t u v w x y z ä ö ü <text:span text:style-name="T1">ß</text:span> 0 1 2 3 4 5 6 7 8 9 </text:p>
      <text:p text:style-name="P13">A B C D E F G H I J K L M N O P Q R S T U V W X Y Z Ä Ö Ü <text:s/>a b c <text:soft-page-break/>d e f g h I j k l m n o p q r s t u v w x y z ä ö ü <text:span text:style-name="T1">ß</text:span> 0 1 2 3 4 5 6 7 8 9 </text:p>
      <text:p text:style-name="P16">A B C D E F G H I J K L M N O P Q R S T U V W X Y Z Ä Ö Ü <text:s/>a b c d e f g h I j k l m n o p q r s t u v w x y z ä ö ü <text:span text:style-name="T1">ß</text:span> 0 1 2 3 4 5 6 7 8 9 </text:p>
      <text:p text:style-name="P19">A B C D E F G H I J K L M N O P Q R S T U V W X Y Z Ä Ö Ü <text:s/>a b c d e f g h <text:soft-page-break/>I j k l m n o p q r s t u v w x y z ä ö ü <text:span text:style-name="T1">ß</text:span> 0 1 2 3 4 5 6 7 8 9 </text:p>
      <text:p text:style-name="P22">A B C D E F G H I J K L M N O P Q R S T U V W X Y Z Ä Ö Ü <text:s/>a b c d e f g h I j k l m n o p q r s t u v w x y z ä ö ü <text:span text:style-name="T1">ß</text:span> 0 1 2 3 4 5 6 7 8 9 </text:p>
      <text:p text:style-name="P25">A B C D E F G H I J K L M N O P Q R S T U V W X Y Z Ä Ö Ü <text:s/>a b c d e f g h I j k l m n o p <text:soft-page-break/>q r s t u v w x y z ä ö ü <text:span text:style-name="T1">ß</text:span> 0 1 2 3 4 5 6 7 8 9 </text:p>
      <text:p text:style-name="P28">A B C D E F G H I J K L M N O P Q R S T U V W X Y Z Ä Ö Ü <text:s/>a b c d e f g h I j k l m n o p q r s t u v w x y z ä ö ü <text:span text:style-name="T1">ß</text:span> 0 1 2 3 4 5 6 7 8 9 </text:p>
      <text:p text:style-name="P31">A B C D E F G H I J K L M N O P Q R S T U V W X Y Z Ä Ö Ü <text:s/>a b c d e f g h I j k l m n o p q r s t u v w x y z ä ö ü <text:span text:style-name="T1">ß</text:span> 0 1 2 3 4 5 6 7 8 9 </text:p>
      <text:p text:style-name="P34"><text:soft-page-break/>A B C D E F G H I J K L M N O P Q R S T U V W X Y Z Ä Ö Ü <text:s/>a b c d e f g h I j k l m n o p q r s t u v w x y z ä ö ü <text:span text:style-name="T1">ß</text:span> 0 1 2 3 4 5 6 7 8 9 </text:p>
      <text:p text:style-name="P37">A B C D E F G H I J K L M N O P Q R S T U V W X Y Z Ä Ö Ü <text:s/>a b c d e f g h I j k l m n o p q r s t u v w x y z ä ö ü <text:span text:style-name="T1">ß</text:span> 0 1 2 3 4 5 6 7 8 9 </text:p>
      <text:p text:style-name="P40"><text:soft-page-break/>A B C D E F G H I J K L M N O P Q R S T U V W X Y Z Ä Ö Ü <text:s/>a b c d e f g h I j k l m n o p q r s t u v w x y z ä ö ü <text:span text:style-name="T1">ß</text:span> 0 1 2 3 4 5 6 7 8 9 </text:p>
      <text:p text:style-name="P40">A B C D E F G H I J K L M N O P Q R S T U V W X Y Z Ä Ö Ü <text:s/>a b c d e f g h I j k l m n o p q r s t u v w x y z ä ö ü <text:span text:style-name="T1">ß</text:span> 0 1 2 3 4 5 6 7 8 9 </text:p>
      <text:p text:style-name="P43">A B C D E F G H I J K L M N O P Q R S T U V W X Y Z Ä Ö Ü <text:s/>a b c d e f g h I j <text:soft-page-break/>k l m n o p q r s t u v w x y z ä ö ü <text:span text:style-name="T1">ß</text:span> 0 1 2 3 4 5 6 7 8 9 </text:p>
      <text:p text:style-name="P46">A B C D E F G H I J K L M N O P Q R S T U V W X Y Z Ä Ö Ü <text:s/>a b c d e f g h I j k l m n o p q r s t u v w x y z ä ö ü <text:span text:style-name="T1">ß</text:span> 0 1 2 3 4 5 6 7 8 9 </text:p>
      <text:p text:style-name="P49">A B C D E F G H I J K L M N O P Q R S T U V W X Y Z Ä Ö Ü <text:s/>a b c d e f g h I j k <text:soft-page-break/>l m n o p q r s t u v w x y z ä ö ü <text:span text:style-name="T1">ß</text:span> 0 1 2 3 4 5 6 7 8 9 </text:p>
      <text:p text:style-name="P52">A B C D E F G H I J K L M N O P Q R S T U V W X Y Z Ä Ö Ü <text:s/>a b c d e f g h I j k l m n o p q r s t u v w x y z ä ö ü <text:span text:style-name="T1">ß</text:span> 0 1 2 3 4 5 6 7 8 9 </text:p>
      <text:p text:style-name="P55">A B C D E F G H I J K L M N O P Q R S T U V W X Y Z Ä Ö Ü <text:s/>a b c d e f g <text:soft-page-break/>h I j k l m n o p q r s t u v w x y z ä ö ü <text:span text:style-name="T1">ß</text:span> 0 1 2 3 4 5 6 7 8 9 </text:p>
      <text:p text:style-name="P58">A B C D E F G H I J K L M N O P Q R S T U V W X Y Z Ä Ö Ü <text:s/>a b c d e f g h I j k l m n o p q r s t u v w x y z ä ö ü <text:span text:style-name="T1">ß</text:span> 0 1 2 3 4 5 6 7 8 9 </text:p>
      <text:p text:style-name="P61">A B C D E F G H I J K L M N O P Q R S T U V W X Y Z Ä Ö Ü <text:s/>a b c d e f g h I j k l m n o p q r s t u v w x y z ä ö ü <text:span text:style-name="T1">ß</text:span> 0 1 2 3 4 5 6 7 8 9 </text:p>
      <text:p text:style-name="P64"><text:soft-page-break/>A B C D E F G H I J K L M N O P Q R S T U V W X Y Z Ä Ö Ü <text:s/>a b c d e f g h I j k l m n o p q r s t u v w x y z ä ö ü <text:span text:style-name="T1">ß</text:span> 0 1 2 3 4 5 6 7 8 9 </text:p>
      <text:p text:style-name="P67">A B C D E F G H I J K L M N O P Q R S T U V W X Y Z Ä Ö Ü <text:s/>a b c d e f g h I j k l m n o p q r s t u v w x y z ä ö ü <text:span text:style-name="T1">ß</text:span> 0 1 2 3 4 5 6 7 8 9 </text:p>
      <text:p text:style-name="P70">A B C D E F G H I J K L M N O P Q R S T U V W X Y Z Ä Ö Ü <text:s/>a b c d e f g h I j k l m n o p q r s t u v w x y z ä ö ü <text:span text:style-name="T1">ß</text:span> 0 1 2 3 4 5 6 7 8 9 </text:p>
      <text:p text:style-name="P73"><text:soft-page-break/>A B C D E F G H I J K L M N O P Q R S T U V W X Y Z Ä Ö Ü <text:s/>a b c d e f g h I j k l m n o p q r s t u v w x y z ä ö ü <text:span text:style-name="T1">ß</text:span> 0 1 2 3 4 5 6 7 8 9 </text:p>
      <text:p text:style-name="P76">A B C D E F G H I J K L M N O P Q R S T U V W X Y Z Ä Ö Ü <text:s/>a b c d e f g h I j k l m n o p q r s t u v w x y z ä ö ü <text:span text:style-name="T1">ß</text:span> 0 1 2 3 4 5 6 7 8 9 </text:p>
      <text:p text:style-name="P79">A B C D E F G H I J K L M N O P Q R S T U V W X Y Z Ä Ö Ü <text:s/>a b c d e f g h I j k l m n o <text:soft-page-break/>p q r s t u v w x y z ä ö ü <text:span text:style-name="T1">ß</text:span> 0 1 2 3 4 5 6 7 8 9 </text:p>
      <text:p text:style-name="P82">A B C D E F G H I J K L M N O P Q R S T U V W X Y Z Ä Ö Ü <text:s/>a b c d e f g h I j k l m n o p q r s t u v w x y z ä ö ü <text:span text:style-name="T1">ß</text:span> 0 1 2 3 4 5 6 7 8 9 </text:p>
      <text:p text:style-name="P85">A B C D E F G H I J K L M N O P Q R S T U V W X Y Z Ä Ö Ü <text:s/>a b c d e f g h I j k l m n o p q r s t u v w x y z ä ö ü <text:span text:style-name="T1">ß</text:span> 0 1 2 3 4 5 6 7 8 9 </text:p>
      <text:p text:style-name="P88">A B C D E F G H I J K L M N O P Q R S T U V W X Y Z Ä Ö Ü <text:s/>a b c d e f g h I j k l m n o <text:soft-page-break/>p q r s t u v w x y z ä ö ü <text:span text:style-name="T1">ß</text:span> 0 1 2 3 4 5 6 7 8 9 </text:p>
      <text:p text:style-name="P91">A B C D E F G H I J K L M N O P Q R S T U V W X Y Z Ä Ö Ü <text:s/>a b c d e f g h I j k l m n o p q r s t u v w x y z ä ö ü <text:span text:style-name="T1">ß</text:span> 0 1 2 3 4 5 6 7 8 9 </text:p>
      <text:p text:style-name="P180">A B C D E F G H I J K L M N O P Q R S T U V W X Y Z Ä Ö Ü <text:s/>a b c d e f g h I j k l m n <text:soft-page-break/>o p q r s t u v w x y z ä ö ü <text:span text:style-name="T1">ß</text:span> 0 1 2 3 4 5 6 7 8 9 </text:p>
      <text:p text:style-name="P94">A B C D E F G H I J K L M N O P Q R S T U V W X Y Z Ä Ö Ü <text:s/>a b c d e f g h I j k l m n o p q r s t u v w x y z ä ö ü <text:span text:style-name="T1">ß</text:span> 0 1 2 3 4 5 6 7 8 9 </text:p>
      <text:p text:style-name="P97">A B C D E F G H I J K L M N O P Q R S T U V W X Y Z Ä Ö Ü <text:s/>a b c d e f g h I j k l m n o p q r s t u v <text:soft-page-break/>w x y z ä ö ü <text:span text:style-name="T1">ß</text:span> 0 1 2 3 4 5 6 7 8 9 </text:p>
      <text:p text:style-name="P100">A B C D E F G H I J K L M N O P Q R S T U V W X Y Z Ä Ö Ü <text:s/>a b c d e f g h I j k l m n o p q r s t u v w x y z ä ö ü <text:span text:style-name="T1">ß</text:span> 0 1 2 3 4 5 6 7 8 9 </text:p>
      <text:p text:style-name="P103"><text:soft-page-break/>A B C D E F G H I J K L M N O P Q R S T U V W X Y Z Ä Ö Ü <text:s/>a b c d e f g h I j k l m n o p q r s t u v w x y z ä ö ü <text:span text:style-name="T1">ß</text:span> 0 1 2 3 4 5 6 7 8 9 </text:p>
      <text:p text:style-name="P106">A B C D E F G H I J K L M N O P Q R S T U V W X Y Z Ä Ö Ü <text:s/>a b c d e f g h I j k l m n o p q r s t u v w x y z ä ö ü <text:span text:style-name="T1">ß</text:span> 0 1 2 3 4 5 6 7 8 9 </text:p>
      <text:p text:style-name="P109">A B C D E F G H I J K L M N O P Q R S T U V W X Y Z Ä Ö Ü <text:s/>a b c d e <text:soft-page-break/>f g h I j k l m n o p q r s t u v w x y z ä ö ü <text:span text:style-name="T1">ß</text:span> 0 1 2 3 4 5 6 7 8 9 </text:p>
      <text:p text:style-name="P112">A B C D E F G H I J K L M N O P Q R S T U V W X Y Z Ä Ö Ü <text:s/>a b c d e f g h I j k l m n o p q r s t u v w x y z ä ö ü <text:span text:style-name="T1">ß</text:span> 0 1 2 3 4 5 6 7 8 9 </text:p>
      <text:p text:style-name="P115">A B C D E F G H I J K L M N O P Q R S T U V W X Y Z Ä Ö Ü <text:s/>a b c <text:soft-page-break/>d e f g h I j k l m n o p q r s t u v w x y z ä ö ü <text:span text:style-name="T1">ß</text:span> 0 1 2 3 4 5 6 7 8 9 </text:p>
      <text:p text:style-name="P118">A B C D E F G H I J K L M N O P Q R S T U V W X Y Z Ä Ö Ü <text:s/>a b c d e f g h I j k l m n o p q r s t u v w x y z ä ö ü <text:span text:style-name="T1">ß</text:span> 0 1 2 3 4 5 6 7 8 9 </text:p>
      <text:p text:style-name="P121"><text:soft-page-break/>A B C D E F G H I J K L M N O P Q R S T U V W X Y Z Ä Ö Ü <text:s/>a b c d e f g h I j k l m n o p q r s t u v w x y z ä ö ü <text:span text:style-name="T1">ß</text:span> 0 1 2 3 4 5 6 7 8 9 </text:p>
      <text:p text:style-name="P124">A B C D E F G H I J K L M N O P Q R S T U V W X Y Z Ä Ö Ü <text:s/>a b c d e f g h I j k l m n o p q r s t u v w x y z ä ö ü <text:span text:style-name="T1">ß</text:span> 0 1 2 3 4 5 6 7 8 9 </text:p>
      <text:p text:style-name="P127"><text:soft-page-break/>A B C D E F G H I J K L M N O P Q R S T U V W X Y Z Ä Ö Ü <text:s/>a b c d e f g h I j k l m n o p q r s t u v w x y z ä ö ü <text:span text:style-name="T1">ß</text:span> 0 1 2 3 4 5 6 7 8 9 </text:p>
      <text:p text:style-name="P130">A B C D E F G H I J K L M N O P Q R S T U V W X Y Z Ä Ö Ü <text:s/>a b c d e f g h I j k l m n o p q r s t u v w x y z ä ö ü <text:span text:style-name="T1">ß</text:span> 0 1 2 3 4 5 6 7 8 9 </text:p>
      <text:p text:style-name="P133"><text:soft-page-break/>A B C D E F G H I J K L M N O P Q R S T U V W X Y Z Ä Ö Ü <text:s/>a b c d e f g h I j k l m n o p q r s t u v w x y z ä ö ü <text:span text:style-name="T1">ß</text:span> 0 1 2 3 4 5 6 7 8 9 </text:p>
      <text:p text:style-name="P180"><text:span text:style-name="T2">A B C D E F G H I J K L M N O P Q R S T U V W X Y Z Ä Ö Ü <text:s/>a b c d e f g h I j k l m n o p q r s t u v w x y z ä ö ü </text:span><text:span text:style-name="T3">ß</text:span><text:span text:style-name="T2"> 0 1 2 3 4 5 6 7 8 9</text:span> </text:p>
      <text:p text:style-name="P136">A B C D E F G H I J K L M N O P Q R S T U V W X Y Z Ä Ö Ü <text:s/>a b c d e f <text:soft-page-break/>g h I j k l m n o p q r s t u v w x y z ä ö ü <text:span text:style-name="T1">ß</text:span> 0 1 2 3 4 5 6 7 8 9 </text:p>
      <text:p text:style-name="P139">A B C D E F G H I J K L M N O P Q R S T U V W X Y Z Ä Ö Ü <text:s/>a b c d e f g h I j k l m n o p q r s t u v w x y z ä ö ü <text:span text:style-name="T1">ß</text:span> 0 1 2 3 4 5 6 7 8 9 </text:p>
      <text:p text:style-name="P142">A B C D E F G H I J K L M N O P Q R S T U V W X Y Z Ä Ö Ü <text:s/>a b c d e f g h I j k l m n o p q r s t u v w x y z ä ö ü <text:span text:style-name="T1">ß</text:span> 0 1 2 3 4 5 6 7 8 9 </text:p>
      <text:p text:style-name="P145"><text:soft-page-break/>A B C D E F G H I J K L M N O P Q R S T U V W X Y Z Ä Ö Ü <text:s/>a b c d e f g h I j k l m n o p q r s t u v w x y z ä ö ü <text:span text:style-name="T1">ß</text:span> 0 1 2 3 4 5 6 7 8 9 </text:p>
      <text:p text:style-name="P148">A B C D E F G H I J K L M N O P Q R S T U V W X Y Z Ä Ö Ü <text:s/>a b c d e f g h I j k l m n o p q r s t u v w x y z ä ö ü <text:span text:style-name="T1">ß</text:span> 0 1 2 3 4 5 6 7 8 9 </text:p>
      <text:p text:style-name="P151"><text:soft-page-break/>A B C D E F G H I J K L M N O P Q R S T U V W X Y Z Ä Ö Ü <text:s/>a b c d e f g h I j k l m n o p q r s t u v w x y z ä ö ü <text:span text:style-name="T1">ß</text:span> 0 1 2 3 4 5 6 7 8 9 </text:p>
      <text:p text:style-name="P154">A B C D E F G H I J K L M N O P Q R S T U V W X Y Z Ä Ö Ü <text:s/>a b c d e f g h I j k l m n o p q r s t u v w x y z ä ö ü <text:span text:style-name="T1">ß</text:span> 0 1 2 3 4 5 6 7 8 9 </text:p>
      <text:p text:style-name="P157"><text:soft-page-break/>A B C D E F G H I J K L M N O P Q R S T U V W X Y Z Ä Ö Ü <text:s/>a b c d e f g h I j k l m n o p q r s t u v w x y z ä ö ü <text:span text:style-name="T1">ß</text:span> 0 1 2 3 4 5 6 7 8 9 </text:p>
      <text:p text:style-name="P160">A B C D E F G H I J K L M N O P Q R S T U V W X Y Z Ä Ö Ü <text:s/>a b c d e f g h I j k l m n o p q r s t u v w x y z ä ö ü <text:span text:style-name="T1">ß</text:span> 0 1 2 3 4 5 6 7 8 9 </text:p>
      <text:p text:style-name="P163"><text:soft-page-break/>A B C D E F G H I J K L M N O P Q R S T U V W X Y Z Ä Ö Ü <text:s/>a b c d e f g h I j k l m n o p q r s t u v w x y z ä ö ü <text:span text:style-name="T1">ß</text:span> 0 1 2 3 4 5 6 7 8 9 </text:p>
      <text:p text:style-name="P166">A B C D E F G H I J K L M N O P Q R S T U V W X Y Z Ä Ö Ü <text:s/>a b c d e f g h I j k l m n o p q r s t u v w x y z ä ö ü <text:span text:style-name="T1">ß</text:span> 0 1 2 3 4 5 6 7 8 9 </text:p>
      <text:p text:style-name="P169">A B C D E F G H I J K L M N O P Q R S T U V W X Y Z Ä Ö Ü <text:s/>a b c d e f g h I j k l m n o p q r s t u v w x y z ä ö ü <text:span text:style-name="T1">ß</text:span> 0 1 2 3 4 5 6 7 8 9 </text:p>
      <text:p text:style-name="P172"><text:soft-page-break/>A B C D E F G H I J K L M N O P Q R S T U V W X Y Z Ä Ö Ü <text:s/>a b c d e f g h I j k l m n o p q r s t u v w x y z ä ö ü <text:span text:style-name="T1">ß</text:span> 0 1 2 3 4 5 6 7 8 9 </text:p>
      <text:p text:style-name="P175">A B C D E F G H I J K L M N O P Q R S T U V W X Y Z Ä Ö Ü <text:s/>a b c d e f g h I j k l m n o p q r s t u v w x y z ä ö ü <text:span text:style-name="T1">ß</text:span> 0 1 2 3 4 5 6 7 8 9 </text:p>
      <text:p text:style-name="P178">A B C D E F G H I J K L M N O P Q R S T U V W X Y Z Ä Ö Ü <text:s/>a b c d e f g h <text:soft-page-break/>I j k l m n o p q r s t u v w x y z ä ö ü <text:span text:style-name="T1">ß</text:span> 0 1 2 3 4 5 6 7 8 9 </text:p>
      <text:p text:style-name="P1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FreeSans2" svg:font-family="FreeSans" style:font-family-generic="swiss"/>
    <style:font-face style:name="Andale Mono" svg:font-family="'Andale Mono'" style:font-pitch="fixed"/>
    <style:font-face style:name="LM Mono 10" svg:font-family="'LM Mono 10'" style:font-pitch="fixed"/>
    <style:font-face style:name="LM Mono 8" svg:font-family="'LM Mono 8'" style:font-pitch="fixed"/>
    <style:font-face style:name="LM Mono Light 10" svg:font-family="'LM Mono Light 10'" style:font-pitch="fixed"/>
    <style:font-face style:name="LM Mono Light Cond 10" svg:font-family="'LM Mono Light Cond 10'" style:font-pitch="fixed"/>
    <style:font-face style:name="TeXGyreCursor" svg:font-family="TeXGyreCursor" style:font-pitch="fixed"/>
    <style:font-face style:name="Ubuntu Mono" svg:font-family="'Ubuntu Mono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Arial Black" svg:font-family="'Arial Black'" style:font-pitch="variable"/>
    <style:font-face style:name="Garuda" svg:font-family="Garuda" style:font-pitch="variable"/>
    <style:font-face style:name="LM Mono Prop 10" svg:font-family="'LM Mono Prop 10'" style:font-pitch="variable"/>
    <style:font-face style:name="LM Mono Prop Light 10" svg:font-family="'LM Mono Prop Light 10'" style:font-pitch="variable"/>
    <style:font-face style:name="LM Roman 12" svg:font-family="'LM Roman 12'" style:font-pitch="variable"/>
    <style:font-face style:name="LM Roman 8" svg:font-family="'LM Roman 8'" style:font-pitch="variable"/>
    <style:font-face style:name="LM Roman Dunhill 10" svg:font-family="'LM Roman Dunhill 10'" style:font-pitch="variable"/>
    <style:font-face style:name="Latin Modern Math" svg:font-family="'Latin Modern Math'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airline" svg:font-family="'Lato Hairline'" style:font-pitch="variable"/>
    <style:font-face style:name="Lato Heavy" svg:font-family="'Lato Heavy'" style:font-pitch="variable"/>
    <style:font-face style:name="Lato Light" svg:font-family="'Lato Light'" style:font-pitch="variable"/>
    <style:font-face style:name="Lato Medium" svg:font-family="'Lato Medium'" style:font-pitch="variable"/>
    <style:font-face style:name="Lato Semibold" svg:font-family="'Lato Semibold'" style:font-pitch="variable"/>
    <style:font-face style:name="Lato Thin" svg:font-family="'Lato Thin'" style:font-pitch="variable"/>
    <style:font-face style:name="STIX" svg:font-family="STIX" style:font-pitch="variable"/>
    <style:font-face style:name="STIX Math" svg:font-family="'STIX Math'" style:font-pitch="variable"/>
    <style:font-face style:name="STIXGeneral" svg:font-family="STIXGeneral" style:font-pitch="variable"/>
    <style:font-face style:name="Symbola" svg:font-family="Symbola" style:font-pitch="variable"/>
    <style:font-face style:name="TeX Gyre Bonum" svg:font-family="'TeX Gyre Bonum'" style:font-pitch="variable"/>
    <style:font-face style:name="TeX Gyre Bonum Math" svg:font-family="'TeX Gyre Bonum Math'" style:font-pitch="variable"/>
    <style:font-face style:name="TeX Gyre Schola Math" svg:font-family="'TeX Gyre Schola Math'" style:font-pitch="variable"/>
    <style:font-face style:name="TeX Gyre Termes Math" svg:font-family="'TeX Gyre Termes Math'" style:font-pitch="variable"/>
    <style:font-face style:name="TeXGyreAdventor" svg:font-family="TeXGyreAdventor" style:font-pitch="variable"/>
    <style:font-face style:name="TeXGyreChorus" svg:font-family="TeXGyreChorus" style:font-pitch="variable"/>
    <style:font-face style:name="TeXGyreHeros" svg:font-family="TeXGyreHeros" style:font-pitch="variable"/>
    <style:font-face style:name="Tlwg Typist" svg:font-family="'Tlwg Typist'" style:font-pitch="variable"/>
    <style:font-face style:name="URW Bookman L" svg:font-family="'URW Bookman L'" style:font-pitch="variable"/>
    <style:font-face style:name="URW Chancery L" svg:font-family="'URW Chancery L'" style:font-pitch="variable"/>
    <style:font-face style:name="Ubuntu" svg:font-family="Ubuntu" style:font-pitch="variable"/>
    <style:font-face style:name="Ubuntu Condensed" svg:font-family="'Ubuntu Condensed'" style:font-pitch="variable"/>
    <style:font-face style:name="Ubuntu Light" svg:font-family="'Ubuntu Light'" style:font-pitch="variable"/>
    <style:font-face style:name="UnPilgi" svg:font-family="UnPilgi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FreeSerif" svg:font-family="FreeSerif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Impact" svg:font-family="Impact" style:font-family-generic="swiss" style:font-pitch="variable"/>
    <style:font-face style:name="LM Sans Quot 8" svg:font-family="'LM Sans Quot 8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Nimbus Sans L" svg:font-family="'Nimbus Sans L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3:44:23.585348844</meta:creation-date>
    <dc:date>2016-07-28T15:45:29.650070144</dc:date>
    <meta:editing-duration>PT1H40M42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58" meta:paragraph-count="124" meta:word-count="8556" meta:character-count="17236" meta:non-whitespace-character-count="8556"/>
  </office:meta>
</office:document-meta>
</file>